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cturas</text:p>
      <text:p text:style-name="P1"/>
      <text:p text:style-name="Standard">Sintaxis</text:p>
      <text:p text:style-name="Standard"/>
      <text:p text:style-name="Standard">typedef struct {</text:p>
      <text:p text:style-name="Standard">tipo miembro1;</text:p>
      <text:p text:style-name="Standard">tipo miembro2;</text:p>
      <text:p text:style-name="Standard">...</text:p>
      <text:p text:style-name="Standard">}nombreestructura;</text:p>
      <text:p text:style-name="Standard"/>
      <text:p text:style-name="Standard">Ejemplo:</text:p>
      <text:p text:style-name="Standard"/>
      <text:p text:style-name="Standard">typedef struct {</text:p>
      <text:p text:style-name="Standard">char nombre[60];</text:p>
      <text:p text:style-name="Standard">int nacimiento[3];</text:p>
      <text:p text:style-name="Standard">char localidad[60];</text:p>
      <text:p text:style-name="Standard">}usuario;</text:p>
      <text:p text:style-name="Standard"/>
      <text:p text:style-name="Standard">Declaración y asignación de valores:</text:p>
      <text:p text:style-name="Standard"/>
      <text:p text:style-name="Standard">main() {</text:p>
      <text:p text:style-name="Standard"><text:s text:c="2"/>usuario estudiante; /* declaración */</text:p>
      <text:p text:style-name="Standard"><text:s text:c="2"/>estudiante.nombre = “David Solano”;</text:p>
      <text:p text:style-name="Standard"><text:s text:c="2"/>estudiante.nacimiento[0] = 1;</text:p>
      <text:p text:style-name="Standard"><text:s text:c="2"/>estudiante.nacimiento[1] = 1;</text:p>
      <text:p text:style-name="Standard"><text:s text:c="2"/>estudiante.nacimiento[2] = 2002;</text:p>
      <text:p text:style-name="Standard">}</text:p>
      <text:p text:style-name="Standard"/>
      <text:p text:style-name="Standard"/>
      <text:p text:style-name="P1">Variables automáticas y variables globales</text:p>
      <text:p text:style-name="Standard"/>
      <text:p text:style-name="Standard"><text:span text:style-name="T1">Variables automáticas: </text:span>son las variables que tiene uso sólo dentro del contexto de una función específica. Una vez que la función termina su ejecución, la memoria asociada a esa variable se libera.</text:p>
      <text:p text:style-name="Standard"/>
      <text:p text:style-name="Standard"><text:span text:style-name="T1">Variables globales: </text:span>son las variables que pueden ser accesadas desde todas las funciones (main incluido) del código y su valor asignado no se libera hasta que el programa termine.</text:p>
      <text:p text:style-name="Standard"/>
      <text:p text:style-name="P1">Función anfitrión y Función huésped</text:p>
      <text:p text:style-name="Standard"/>
      <text:p text:style-name="Standard">Una función anfitrión es una función que puede tener como argumento otra función (la función huésped).</text:p>
      <text:p text:style-name="Standard"/>
      <text:p text:style-name="Standard"/>
      <text:p text:style-name="Standard">Sintaxis:</text:p>
      <text:p text:style-name="Standard"/>
      <text:p text:style-name="Standard">tipo anfitrion ( huesped(argh1, argh2, argh3,...), arg1, arg2, arg3, …)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vid Solano-Solano</meta:initial-creator>
    <meta:creation-date>2020-06-29T17:55:56.59</meta:creation-date>
    <dc:date>2020-11-04T14:21:36.157000000</dc:date>
    <meta:editing-duration>PT20H12M4S</meta:editing-duration>
    <meta:editing-cycles>2</meta:editing-cycles>
    <meta:generator>LibreOffice/7.0.0.3$Windows_X86_64 LibreOffice_project/8061b3e9204bef6b321a21033174034a5e2ea88e</meta:generator>
    <meta:document-statistic meta:table-count="0" meta:image-count="0" meta:object-count="0" meta:page-count="1" meta:paragraph-count="28" meta:word-count="146" meta:character-count="1023" meta:non-whitespace-character-count="895"/>
  </office:meta>
</office:document-meta>
</file>